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" table:style-name="ta1">
        <table:shapes>
          <draw:frame draw:z-index="0" draw:style-name="gr1" draw:text-style-name="P1" svg:width="235.03mm" svg:height="89.98mm" svg:x="244.74mm" svg:y="2738.74mm">
            <loext:p draw:notify-on-update-of-ranges="temp.E2:temp.E2 temp.E3:temp.E615 temp.F2:temp.F2 temp.F3:temp.F615 temp.G2:temp.G2 temp.G3:temp.G615 temp.H2:temp.H2 temp.H3:temp.H6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Train Precision</text:p>
          </table:table-cell>
          <table:table-cell table:style-name="ce2" office:value-type="string" calcext:value-type="string">
            <text:p>Train Recall</text:p>
          </table:table-cell>
          <table:table-cell table:style-name="ce2" office:value-type="string" calcext:value-type="string">
            <text:p>Test Precision</text:p>
          </table:table-cell>
          <table:table-cell table:style-name="ce2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emp.A1:temp.B1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4:08:15.449286721</dc:date>
    <meta:editing-duration>PT6H28M26S</meta:editing-duration>
    <meta:editing-cycles>4</meta:editing-cycles>
    <meta:generator>LibreOffice/5.1.6.2$Linux_X86_64 LibreOffice_project/10m0$Build-2</meta:generator>
    <meta:document-statistic meta:table-count="1" meta:cell-count="36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04cm" svg:height="8.999cm" xlink:href=".." xlink:type="simple" chart:class="chart:line" chart:style-name="ch1">
        <chart:legend svg:x="20.32cm" svg:y="3.354cm" style:legend-expansion="custom" chartooo:width="2.994cm" chartooo:height="2.2cm" style:legend-expansion-aspect-ratio="1.36090909090909" chart:style-name="ch2"/>
        <chart:plot-area chart:style-name="ch3" table:cell-range-address="temp.E2:temp.H615" chart:data-source-has-labels="row" svg:x="1.474cm" svg:y="0.08cm" svg:width="18.745cm" svg:height="7.666cm">
          <chartooo:coordinate-region svg:x="2.239cm" svg:y="0.294cm" svg:width="17.98cm" svg:height="6.452cm"/>
          <chart:axis chart:dimension="x" chart:name="primary-x" chart:style-name="ch4">
            <chart:title svg:x="10.033cm" svg:y="7.926cm" chart:style-name="ch5">
              <text:p>Mini-batch</text:p>
            </chart:title>
          </chart:axis>
          <chart:axis chart:dimension="y" chart:name="primary-y" chart:style-name="ch4">
            <chart:title svg:x="0.451cm" svg:y="4.409cm" chart:style-name="ch6">
              <text:p>Score</text:p>
            </chart:title>
            <chart:grid chart:style-name="ch7" chart:class="major"/>
          </chart:axis>
          <chart:series chart:style-name="ch8" chart:values-cell-range-address="temp.E3:temp.E615" chart:label-cell-address="temp.E2:temp.E2" chart:class="chart:line">
            <chart:data-point chart:repeated="613"/>
          </chart:series>
          <chart:series chart:style-name="ch9" chart:values-cell-range-address="temp.F3:temp.F615" chart:label-cell-address="temp.F2:temp.F2" chart:class="chart:line">
            <chart:data-point chart:repeated="613"/>
          </chart:series>
          <chart:series chart:style-name="ch10" chart:values-cell-range-address="temp.G3:temp.G615" chart:label-cell-address="temp.G2:temp.G2" chart:class="chart:line">
            <chart:data-point chart:repeated="613"/>
          </chart:series>
          <chart:series chart:style-name="ch11" chart:values-cell-range-address="temp.H3:temp.H615" chart:label-cell-address="temp.H2:temp.H2" chart:class="chart:line">
            <chart:data-point chart:repeated="6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temp.E2:temp.E2</svg:desc>
                </draw:g>
              </table:table-cell>
              <table:table-cell office:value-type="string">
                <text:p>Train Recall</text:p>
                <draw:g>
                  <svg:desc>temp.F2:temp.F2</svg:desc>
                </draw:g>
              </table:table-cell>
              <table:table-cell office:value-type="string">
                <text:p>Test Precision</text:p>
                <draw:g>
                  <svg:desc>temp.G2:temp.G2</svg:desc>
                </draw:g>
              </table:table-cell>
              <table:table-cell office:value-type="string">
                <text:p>Test Recall</text:p>
                <draw:g>
                  <svg:desc>temp.H2:temp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mp.E3:temp.E615</svg:desc>
                </draw:g>
              </table:table-cell>
              <table:table-cell office:value-type="float" office:value="0">
                <text:p>0</text:p>
                <draw:g>
                  <svg:desc>temp.F3:temp.F615</svg:desc>
                </draw:g>
              </table:table-cell>
              <table:table-cell office:value-type="float" office:value="NaN">
                <text:p>NaN</text:p>
                <draw:g>
                  <svg:desc>temp.G3:temp.G615</svg:desc>
                </draw:g>
              </table:table-cell>
              <table:table-cell office:value-type="float" office:value="NaN">
                <text:p>NaN</text:p>
                <draw:g>
                  <svg:desc>temp.H3:temp.H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7">
                <text:p>0.8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7">
                <text:p>0.7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9">
                <text:p>0.909</text:p>
              </table:table-cell>
              <table:table-cell office:value-type="float" office:value="0.769">
                <text:p>0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">
                <text:p>0.7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6">
                <text:p>0.556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1">
                <text:p>0.5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4">
                <text:p>0.714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7">
                <text:p>0.667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">
                <text:p>0.4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6">
                <text:p>0.786</text:p>
              </table:table-cell>
              <table:table-cell office:value-type="float" office:value="0.786">
                <text:p>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6">
                <text:p>0.28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5">
                <text:p>0.54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14">
                <text:p>0.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3">
                <text:p>0.58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5">
                <text:p>0.61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8">
                <text:p>0.81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7">
                <text:p>0.667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7">
                <text:p>0.647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9">
                <text:p>0.76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6">
                <text:p>0.556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9">
                <text:p>0.42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">
                <text:p>0.7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">
                <text:p>0.444</text:p>
              </table:table-cell>
              <table:table-cell office:value-type="float" office:value="0.571">
                <text:p>0.571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67">
                <text:p>0.667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8">
                <text:p>0.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9">
                <text:p>0.4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45">
                <text:p>0.5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17">
                <text:p>0.417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">
                <text:p>0.4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">
                <text:p>0.6</text:p>
              </table:table-cell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57">
                <text:p>0.85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9">
                <text:p>0.889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">
                <text:p>0.714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6">
                <text:p>0.786</text:p>
              </table:table-cell>
              <table:table-cell office:value-type="float" office:value="0.917">
                <text:p>0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36">
                <text:p>0.6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25">
                <text:p>0.62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89">
                <text:p>0.889</text:p>
              </table:table-cell>
              <table:table-cell office:value-type="float" office:value="0.667">
                <text:p>0.667</text:p>
              </table:table-cell>
              <table:table-cell office:value-type="float" office:value="0.89">
                <text:p>0.8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">
                <text:p>0.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3">
                <text:p>0.33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36">
                <text:p>0.63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9">
                <text:p>0.4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8">
                <text:p>0.458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